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objectwithoutfill">
      <style:graphic-properties draw:stroke="dash" draw:stroke-dash="_32__20_Dots_20_1_20_Dash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stroke="solid" svg:stroke-color="#000000" draw:fill="none" draw:fill-color="#ffffff" fo:min-height="0.55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.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8cm" fo:min-width="2.9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draw:opacity="30%" draw:textarea-horizontal-align="justify" draw:textarea-vertical-align="middle" draw:auto-grow-height="false" fo:min-height="4.35cm" fo:min-width="21cm" draw:shadow-opacity="30%"/>
    </style:style>
    <style:style style:name="gr2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opacity="30%"/>
      <style:paragraph-properties fo:text-align="center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99cm" svg:y1="1.034cm" svg:x2="20.2cm" svg:y2="1cm">
          <text:p/>
        </draw:line>
        <draw:frame draw:style-name="gr2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4" draw:text-style-name="P1" draw:layer="layout" svg:x1="3.399cm" svg:y1="12.5cm" svg:x2="3.399cm" svg:y2="0.9cm">
          <text:p/>
        </draw:line>
        <draw:line draw:style-name="gr4" draw:text-style-name="P1" draw:layer="layout" svg:x1="7.199cm" svg:y1="6.4cm" svg:x2="7.1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4" draw:text-style-name="P1" draw:layer="layout" svg:x1="14.899cm" svg:y1="11.5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4" draw:text-style-name="P1" draw:layer="layout" svg:x1="18.699cm" svg:y1="6.4cm" svg:x2="18.699cm" svg:y2="1cm">
          <text:p/>
        </draw:line>
        <draw:frame draw:style-name="gr5" draw:text-style-name="P2" draw:layer="layout" svg:width="2.5cm" svg:height="1.916cm" svg:x="0cm" svg:y="0.4cm">
          <draw:text-box>
            <text:p><text:span text:style-name="T1">BuTiS 100kHz</text:span></text:p>
          </draw:text-box>
        </draw:frame>
        <draw:line draw:style-name="gr6" draw:text-style-name="P1" draw:layer="layout" svg:x1="2.7cm" svg:y1="6.3cm" svg:x2="20.201cm" svg:y2="6.266cm">
          <text:p/>
        </draw:line>
        <draw:frame draw:style-name="gr7" draw:text-style-name="P3" draw:layer="layout" svg:width="2.7cm" svg:height="2.1cm" svg:x="0cm" svg:y="4.7cm">
          <draw:text-box>
            <text:p><text:span text:style-name="T1">PAP:</text:span></text:p>
            <text:p><text:span text:style-name="T1">Phase</text:span></text:p>
            <text:p><text:span text:style-name="T1">difference</text:span></text:p>
          </draw:text-box>
        </draw:frame>
        <draw:frame draw:style-name="gr5" draw:text-style-name="P3" draw:layer="layout" svg:width="2.5cm" svg:height="1.916cm" svg:x="20cm" svg:y="5.5cm">
          <draw:text-box>
            <text:p><text:span text:style-name="T1">time</text:span></text:p>
          </draw:text-box>
        </draw:frame>
        <draw:line draw:style-name="gr6" draw:text-style-name="P1" draw:layer="layout" svg:x1="3.1cm" svg:y1="8.5cm" svg:x2="3.1cm" svg:y2="4.2cm">
          <text:p/>
        </draw:line>
        <draw:line draw:style-name="gr8" draw:text-style-name="P1" draw:layer="layout" svg:x1="3.399cm" svg:y1="6.266cm" svg:x2="5.3cm" svg:y2="5.1cm">
          <text:p/>
        </draw:line>
        <draw:line draw:style-name="gr4" draw:text-style-name="P1" draw:layer="layout" svg:x1="5.3cm" svg:y1="2.7cm" svg:x2="5.3cm" svg:y2="7.6cm">
          <text:p/>
        </draw:line>
        <draw:line draw:style-name="gr8" draw:text-style-name="P1" draw:layer="layout" svg:x1="5.299cm" svg:y1="7.5cm" svg:x2="7.2cm" svg:y2="6.334cm">
          <text:p/>
        </draw:line>
        <draw:line draw:style-name="gr8" draw:text-style-name="P1" draw:layer="layout" svg:x1="7.3cm" svg:y1="6.266cm" svg:x2="9.201cm" svg:y2="5.1cm">
          <text:p/>
        </draw:line>
        <draw:line draw:style-name="gr4" draw:text-style-name="P1" draw:layer="layout" svg:x1="9.201cm" svg:y1="2.7cm" svg:x2="9.201cm" svg:y2="7.6cm">
          <text:p/>
        </draw:line>
        <draw:line draw:style-name="gr4" draw:text-style-name="P1" draw:layer="layout" svg:x1="13.002cm" svg:y1="2.7cm" svg:x2="13.002cm" svg:y2="7.6cm">
          <text:p/>
        </draw:line>
        <draw:line draw:style-name="gr8" draw:text-style-name="P1" draw:layer="layout" svg:x1="13.001cm" svg:y1="7.5cm" svg:x2="14.9cm" svg:y2="6.3cm">
          <text:p/>
        </draw:line>
        <draw:line draw:style-name="gr8" draw:text-style-name="P1" draw:layer="layout" svg:x1="14.902cm" svg:y1="6.266cm" svg:x2="16.803cm" svg:y2="5.1cm">
          <text:p/>
        </draw:line>
        <draw:line draw:style-name="gr4" draw:text-style-name="P1" draw:layer="layout" svg:x1="16.803cm" svg:y1="2.7cm" svg:x2="16.803cm" svg:y2="7.6cm">
          <text:p/>
        </draw:line>
        <draw:line draw:style-name="gr8" draw:text-style-name="P1" draw:layer="layout" svg:x1="16.802cm" svg:y1="7.5cm" svg:x2="18.703cm" svg:y2="6.334cm">
          <text:p/>
        </draw:line>
        <draw:frame draw:style-name="gr9" draw:text-style-name="P2" draw:layer="layout" svg:width="4.7cm" svg:height="1.4cm" svg:x="1.6cm" svg:y="4.9cm">
          <draw:text-box>
            <text:p><text:span text:style-name="T2">180</text:span><text:span text:style-name="T3">o</text:span></text:p>
          </draw:text-box>
        </draw:frame>
        <draw:frame draw:style-name="gr9" draw:text-style-name="P2" draw:layer="layout" svg:width="1.7cm" svg:height="1.4cm" svg:x="1.4cm" svg:y="7.2cm">
          <draw:text-box>
            <text:p><text:span text:style-name="T2">-180</text:span><text:span text:style-name="T3">o</text:span></text:p>
          </draw:text-box>
        </draw:frame>
        <draw:line draw:style-name="gr10" draw:text-style-name="P1" draw:layer="layout" svg:x1="3cm" svg:y1="5.1cm" svg:x2="5.3cm" svg:y2="5.1cm">
          <text:p/>
        </draw:line>
        <draw:line draw:style-name="gr10" draw:text-style-name="P1" draw:layer="layout" svg:x1="2.9cm" svg:y1="7.5cm" svg:x2="5.2cm" svg:y2="7.5cm">
          <text:p/>
        </draw:line>
        <draw:custom-shape draw:style-name="gr11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7" draw:layer="layout" svg:width="1.5cm" svg:height="0.9cm" svg:x="0.1cm" svg:y="6.6cm">
          <draw:text-box>
            <text:p text:style-name="P6"><text:span text:style-name="T4">Δφ1</text:span></text:p>
          </draw:text-box>
        </draw:frame>
        <draw:frame draw:style-name="gr14" draw:text-style-name="P3" draw:layer="layout" svg:width="2.5cm" svg:height="1.016cm" svg:x="19.8cm" svg:y="0.184cm">
          <draw:text-box>
            <text:p><text:span text:style-name="T1">time</text:span></text:p>
          </draw:text-box>
        </draw:frame>
        <draw:frame draw:style-name="gr15" draw:text-style-name="P8" draw:layer="layout" svg:width="7.7cm" svg:height="1.199cm" svg:x="16.1cm" svg:y="1.401cm">
          <draw:text-box>
            <text:p><text:span text:style-name="T5">Synchronization Reference Signal</text:span></text:p>
          </draw:text-box>
        </draw:frame>
        <draw:frame draw:style-name="gr15" draw:text-style-name="P9" draw:layer="layout" svg:width="5.6cm" svg:height="1.199cm" svg:x="18.8cm" svg:y="2cm">
          <draw:text-box>
            <text:p><text:span text:style-name="T6">Reference RF Signal</text:span></text:p>
          </draw:text-box>
        </draw:frame>
        <draw:line draw:style-name="gr16" draw:text-style-name="P4" draw:layer="layout" svg:x1="15.9cm" svg:y1="2.1cm" svg:x2="16.3cm" svg:y2="1.8cm">
          <text:p/>
        </draw:line>
        <draw:line draw:style-name="gr16" draw:text-style-name="P4" draw:layer="layout" svg:x1="17.9cm" svg:y1="2.8cm" svg:x2="18.9cm" svg:y2="2.4cm">
          <text:p/>
        </draw:line>
        <draw:frame draw:style-name="gr17" draw:text-style-name="P2" draw:layer="layout" svg:width="6.7cm" svg:height="0.8cm" svg:x="3.4cm" svg:y="12.1cm">
          <draw:text-box>
            <text:p><text:span text:style-name="T2">Reception of CMD_START_B2B</text:span></text:p>
          </draw:text-box>
        </draw:frame>
        <draw:line draw:style-name="gr6" draw:text-style-name="P1" draw:layer="layout" svg:x1="2.6cm" svg:y1="10.584cm" svg:x2="20.101cm" svg:y2="10.55cm">
          <text:p/>
        </draw:line>
        <draw:frame draw:style-name="gr5" draw:text-style-name="P3" draw:layer="layout" svg:width="2.5cm" svg:height="1.916cm" svg:x="19.8cm" svg:y="9.5cm">
          <draw:text-box>
            <text:p><text:span text:style-name="T1">time</text:span></text:p>
          </draw:text-box>
        </draw:frame>
        <draw:frame draw:style-name="gr5" draw:text-style-name="P3" draw:layer="layout" svg:width="4cm" svg:height="1.916cm" svg:x="0.1cm" svg:y="9.6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18" draw:text-style-name="P10" draw:layer="layout" svg:width="0.2cm" svg:height="0.2cm" svg:x="3.3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cm" svg:y1="11.5cm" svg:x2="3.8cm" svg:y2="8cm">
          <text:p/>
        </draw:line>
        <draw:frame draw:style-name="gr17" draw:text-style-name="P2" draw:layer="layout" svg:width="4.118cm" svg:height="0.8cm" svg:x="3.782cm" svg:y="7.8cm">
          <draw:text-box>
            <text:p><text:span text:style-name="T2">Start the prediction</text:span></text:p>
          </draw:text-box>
        </draw:frame>
        <draw:line draw:style-name="gr6" draw:text-style-name="P1" draw:layer="layout" svg:x1="2.2cm" svg:y1="11.3cm" svg:x2="3.4cm" svg:y2="11.3cm">
          <text:p/>
        </draw:line>
        <draw:line draw:style-name="gr6" draw:text-style-name="P1" draw:layer="layout" svg:x1="4.8cm" svg:y1="11.3cm" svg:x2="3.8cm" svg:y2="11.3cm">
          <text:p/>
        </draw:line>
        <draw:frame draw:style-name="gr19" draw:text-style-name="P2" draw:layer="layout" svg:width="1.5cm" svg:height="0.8cm" svg:x="3.2cm" svg:y="10.7cm">
          <draw:text-box>
            <text:p><text:span text:style-name="T2">1us</text:span></text:p>
          </draw:text-box>
        </draw:frame>
        <draw:custom-shape draw:style-name="gr20" draw:text-style-name="P11" draw:layer="layout" svg:width="3.3cm" svg:height="1.3cm" svg:x="9.5cm" svg:y="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4cm" svg:height="0.83cm" svg:x="9.4cm" svg:y="2.7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0.98cm" svg:height="0.962cm" draw:transform="rotate (1.5707963267949) translate (10.538cm 3.2cm)">
          <draw:text-box>
            <text:p><text:span text:style-name="T7">≈</text:span></text:p>
          </draw:text-box>
        </draw:frame>
        <draw:frame draw:style-name="gr22" draw:text-style-name="P12" draw:layer="layout" svg:width="0.98cm" svg:height="0.962cm" draw:transform="rotate (1.5707963267949) translate (10.538cm 6.7cm)">
          <draw:text-box>
            <text:p><text:span text:style-name="T7">≈</text:span></text:p>
          </draw:text-box>
        </draw:frame>
        <draw:frame draw:style-name="gr22" draw:text-style-name="P12" draw:layer="layout" svg:width="0.98cm" svg:height="0.962cm" draw:transform="rotate (1.5707963267949) translate (10.538cm 1.5cm)">
          <draw:text-box>
            <text:p><text:span text:style-name="T7">≈</text:span></text:p>
          </draw:text-box>
        </draw:frame>
        <draw:frame draw:style-name="gr22" draw:text-style-name="P12" draw:layer="layout" svg:width="0.98cm" svg:height="0.962cm" draw:transform="rotate (1.5707963267949) translate (10.538cm 11cm)">
          <draw:text-box>
            <text:p><text:span text:style-name="T7">≈</text:span></text:p>
          </draw:text-box>
        </draw:frame>
        <draw:custom-shape draw:style-name="gr23" draw:text-style-name="P13" draw:layer="layout" svg:width="21.5cm" svg:height="4.6cm" svg:x="0.13cm" svg:y="4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cm" svg:height="0.2cm" svg:x="3.7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cm" svg:height="0.2cm" svg:x="15.2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3cm" svg:y1="11.8cm" svg:x2="15.3cm" svg:y2="9.2cm">
          <text:p/>
        </draw:line>
        <draw:line draw:style-name="gr6" draw:text-style-name="P1" draw:layer="layout" svg:x1="14.1cm" svg:y1="11.3cm" svg:x2="15.3cm" svg:y2="11.3cm">
          <text:p/>
        </draw:line>
        <draw:line draw:style-name="gr6" draw:text-style-name="P1" draw:layer="layout" svg:x1="16.7cm" svg:y1="11.3cm" svg:x2="15.7cm" svg:y2="11.3cm">
          <text:p/>
        </draw:line>
        <draw:frame draw:style-name="gr19" draw:text-style-name="P2" draw:layer="layout" svg:width="1.5cm" svg:height="0.8cm" svg:x="15.1cm" svg:y="10.7cm">
          <draw:text-box>
            <text:p><text:span text:style-name="T2">1us</text:span></text:p>
          </draw:text-box>
        </draw:frame>
        <draw:custom-shape draw:style-name="gr18" draw:text-style-name="P10" draw:layer="layout" svg:width="0.2cm" svg:height="0.2cm" svg:x="15.7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5.4cm" svg:height="0.8cm" svg:x="15.8cm" svg:y="12.1cm">
          <draw:text-box>
            <text:p><text:span text:style-name="T2">Read the predicted phase</text:span></text:p>
          </draw:text-box>
        </draw:frame>
        <draw:line draw:style-name="gr24" draw:text-style-name="P14" draw:layer="layout" svg:x1="3.7cm" svg:y1="9.5cm" svg:x2="15.3cm" svg:y2="9.5cm">
          <text:p text:style-name="P4"><text:span text:style-name="T2">500us</text:span></text:p>
          <text:p text:style-name="P4"><text:span text:style-name="T2"/></text:p>
        </draw:line>
        <draw:line draw:style-name="gr4" draw:text-style-name="P1" draw:layer="layout" svg:x1="15.8cm" svg:y1="12.2cm" svg:x2="15.8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09-27T11:00:07.388000000</dc:date>
    <meta:editing-duration>PT3H44M6S</meta:editing-duration>
    <meta:editing-cycles>19</meta:editing-cycles>
    <meta:generator>LibreOffice/4.4.4.3$Windows_x86 LibreOffice_project/2c39ebcf046445232b798108aa8a7e7d89552ea8</meta:generator>
    <meta:document-statistic meta:object-count="76"/>
  </office:meta>
</office:document-meta>
</file>